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MyHeaderText">
      <style:paragraph-properties fo:keep-together="always"/>
    </style:style>
    <style:style style:name="P2" style:family="paragraph" style:parent-style-name="Standard">
      <style:text-properties fo:font-weight="bold" style:font-weight-asian="bold"/>
    </style:style>
    <style:style style:name="P3" style:family="paragraph" style:parent-style-name="Standard">
      <style:paragraph-properties fo:keep-together="always"/>
      <style:text-properties fo:font-weight="bold" style:font-weight-asian="bold"/>
    </style:style>
    <style:style style:name="P4" style:family="paragraph" style:parent-style-name="Standard">
      <style:paragraph-properties fo:keep-together="always"/>
      <style:text-properties fo:font-weight="bold" style:font-weight-asian="bold" style:font-weight-complex="bold"/>
    </style:style>
    <style:style style:name="P5" style:family="paragraph" style:parent-style-name="Standard">
      <style:paragraph-properties fo:keep-together="always"/>
    </style:style>
    <style:style style:name="P6" style:family="paragraph" style:parent-style-name="Standard">
      <style:paragraph-properties fo:keep-together="always">
        <style:tab-stops>
          <style:tab-stop style:position="6in" style:type="right"/>
        </style:tab-stops>
      </style:paragraph-properties>
    </style:style>
    <style:style style:name="P7" style:family="paragraph" style:parent-style-name="Standard">
      <style:paragraph-properties fo:keep-together="always"/>
      <style:text-properties style:font-weight-complex="bold"/>
    </style:style>
    <style:style style:name="P8" style:family="paragraph" style:parent-style-name="Standard">
      <style:paragraph-properties fo:margin-left="0.2in" fo:margin-right="0in" fo:text-indent="0in" style:auto-text-indent="false"/>
    </style:style>
    <style:style style:name="P9" style:family="paragraph" style:parent-style-name="Standard">
      <style:paragraph-properties fo:margin-top="0.028in" fo:margin-bottom="0in"/>
      <style:text-properties fo:font-size="6pt" style:font-size-asian="6pt"/>
    </style:style>
    <style:style style:name="P10" style:family="paragraph" style:parent-style-name="Text_20_body_20_indent">
      <style:paragraph-properties fo:margin-left="0in" fo:margin-right="0in" fo:text-indent="0in" style:auto-text-indent="false"/>
    </style:style>
    <style:style style:name="P11" style:family="paragraph" style:parent-style-name="Text_20_body_20_indent">
      <style:paragraph-properties fo:margin-left="0in" fo:margin-right="0in" fo:text-indent="0in" style:auto-text-indent="false"/>
      <style:text-properties style:font-name="Times New Roman" style:font-name-complex="Times New Roman"/>
    </style:style>
    <style:style style:name="P12" style:family="paragraph" style:parent-style-name="Text_20_body_20_indent">
      <style:paragraph-properties fo:margin-left="0in" fo:margin-right="0in" fo:text-indent="0in" style:auto-text-indent="false" fo:keep-with-next="always"/>
      <style:text-properties style:font-name="Times New Roman" fo:font-size="10pt" fo:font-weight="bold" style:font-size-asian="10pt" style:font-weight-asian="bold" style:font-name-complex="Times New Roman"/>
    </style:style>
    <style:style style:name="P13" style:family="paragraph" style:parent-style-name="Text_20_body_20_indent">
      <style:text-properties style:font-name="Times New Roman" style:font-name-complex="Times New Roman"/>
    </style:style>
    <style:style style:name="P14" style:family="paragraph" style:parent-style-name="MyBullet" style:list-style-name="L1"/>
    <style:style style:name="P15" style:family="paragraph" style:parent-style-name="MyBullet" style:list-style-name="L2"/>
    <style:style style:name="P16" style:family="paragraph" style:parent-style-name="MyBullet" style:list-style-name="L3"/>
    <style:style style:name="P17" style:family="paragraph" style:parent-style-name="MyBullet">
      <style:paragraph-properties fo:margin-left="0.75in" fo:margin-right="0in" fo:text-indent="0in" style:auto-text-indent="false"/>
    </style:style>
    <style:style style:name="P18" style:family="paragraph" style:parent-style-name="MyBullet">
      <style:paragraph-properties fo:margin-left="0in" fo:margin-right="0in" fo:text-indent="0in" style:auto-text-indent="false"/>
    </style:style>
    <style:style style:name="P19" style:family="paragraph" style:parent-style-name="MyBullet" style:list-style-name="">
      <style:paragraph-properties fo:margin-left="0in" fo:margin-right="0in" fo:text-indent="0in" style:auto-text-indent="false"/>
    </style:style>
    <style:style style:name="P20" style:family="paragraph" style:parent-style-name="MyBullet" style:list-style-name="">
      <style:paragraph-properties fo:margin-left="0in" fo:margin-right="0in" fo:text-indent="0in" style:auto-text-indent="false"/>
      <style:text-properties fo:font-weight="bold" style:font-weight-asian="bold"/>
    </style:style>
    <style:style style:name="P21" style:family="paragraph" style:parent-style-name="Heading_20_3" style:master-page-name="Standard">
      <style:paragraph-properties style:page-number="auto"/>
    </style:style>
    <style:style style:name="P22" style:family="paragraph" style:parent-style-name="Standard">
      <style:paragraph-properties fo:margin-left="0in" fo:margin-right="0in" fo:text-indent="0in" style:auto-text-indent="false"/>
      <style:text-properties style:font-name="Times New Roman" style:font-name-complex="Times New Roman" style:font-weight-complex="bold"/>
    </style:style>
    <style:style style:name="P23" style:family="paragraph" style:parent-style-name="Standard">
      <style:paragraph-properties fo:margin-left="0in" fo:margin-right="0in" fo:keep-together="always" fo:text-indent="0in" style:auto-text-indent="false"/>
      <style:text-properties style:font-name="Times New Roman" style:font-name-complex="Times New Roman" style:font-weight-complex="bold"/>
    </style:style>
    <style:style style:name="P24" style:family="paragraph" style:parent-style-name="Standard">
      <style:paragraph-properties fo:keep-together="always"/>
      <style:text-properties style:font-weight-complex="bold"/>
    </style:style>
    <style:style style:name="P25" style:family="paragraph" style:parent-style-name="Standard">
      <style:paragraph-properties fo:keep-together="always">
        <style:tab-stops>
          <style:tab-stop style:position="6in" style:type="right"/>
        </style:tab-stops>
      </style:paragraph-properties>
      <style:text-properties fo:font-weight="bold" style:font-weight-asian="bold"/>
    </style:style>
    <style:style style:name="P26" style:family="paragraph" style:parent-style-name="Standard">
      <style:paragraph-properties fo:break-before="page">
        <style:tab-stops>
          <style:tab-stop style:position="6in" style:type="right"/>
        </style:tab-stops>
      </style:paragraph-properties>
      <style:text-properties fo:font-weight="bold" style:font-weight-asian="bold"/>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style:font-name="Times New Roman" fo:font-size="10pt" style:font-size-asian="10pt" style:font-name-complex="Times New Roman" style:font-weight-complex="bold"/>
    </style:style>
    <style:style style:name="T6" style:family="text">
      <style:text-properties fo:font-weight="normal" style:font-weight-asian="normal" style:font-weight-complex="normal"/>
    </style:style>
    <text:list-style style:name="L1">
      <text:list-level-style-bullet text:level="1" text:style-name="Numbering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3">Maclen Marvit<text:tab/><text:span text:style-name="T1">Oakland CA 94610 <text:tab/><text:tab/><text:tab/><text:tab/> <text:s text:c="13"/></text:span><text:a xlink:type="simple" xlink:href="mailto:maclen@marvit.org" text:style-name="Internet_20_link" text:visited-style-name="Visited_20_Internet_20_Link"><text:span text:style-name="Internet_20_link"><text:span text:style-name="T1">maclen@marvit.org</text:span></text:span></text:a> </text:h>
      <text:p text:style-name="Standard"/>
      <text:p text:style-name="Standard"><text:span text:style-name="T2">Objective: L</text:span>everage disruptive innovation to solve hard problems and improve lives.</text:p>
      <text:p text:style-name="P2"/>
      <text:p text:style-name="MyHeaderText"><text:span text:style-name="T2">Summary: </text:span>I have made a career out making commercially viable solutions for previously unsolvable problems in a variety of research areas. My jobs have ranged from principal scientist thru CTO and into CEO roles, including fundraising with VC's.</text:p>
      <text:p text:style-name="MyHeaderText"/>
      <text:p text:style-name="Standard"><text:span text:style-name="T3">Software skills</text:span>: LLMs, C/C++, Python, Java, ChatScript, Perl, JavaScript, Swift, SQL, Octave, Matlab, real-time multi-threaded systems, distributed systems, high performance systems, machine learning and artificial intelligence, testing and validation techniques, image processing, 3D simulations, encryption.</text:p>
      <text:p text:style-name="MyHeaderText"/>
      <text:p text:style-name="MyHeaderText"><text:span text:style-name="T3">Hardware skills</text:span>: Systems analysis, digital and analog hardware design, VME bus, optical sensor technologies, fault-tolerant and high reliability system design.</text:p>
      <text:p text:style-name="P13"/>
      <text:p text:style-name="P6"><text:span text:style-name="T2">JustAnswer, Principal Engineer<text:tab/></text:span><text:span text:style-name="T3">2019-2023</text:span></text:p>
      <text:p text:style-name="P23">JustAnswer is a source for professional expertise online, providing access to professionals in different fields, including doctors, lawyers, veterinarians, auto mechanics, and tech support. <text:s/></text:p>
      <text:p text:style-name="P22">While at JustAnswer, I conceived, designed, and implemented a Natural Language Processing Reinforcement Learning system that increased company revenue by $12MM annually. The system used Bayesian statistics, Multi-Armed Bandits and Potential Value Remaining techniques. <text:s/></text:p>
      <text:p text:style-name="P22">I designed and implemented an LLM based system that increased intent recognition of customer messages by 156%. The system used OpenAI's davinci model with a highly engineered prompt to label training data and then Fine Tuned a babbage model with Human-In-The-Loop training to create the production system. The system in production had an average latency of 0.16 s. <text:s/></text:p>
      <text:p text:style-name="P22">I maintained and extended the ChatScript rules-based NLP engine including creating the ability to horizontally scale and added Japanese and Spanish language support.</text:p>
      <text:p text:style-name="P22">For the companies largest category, I reorganized their ontology, coordinated a massive labelling operation, retrained their neural-net based ML, and deployed it, leading to a 3% growth in sales.</text:p>
      <text:p text:style-name="P22"/>
      <text:p text:style-name="P6"><text:span text:style-name="T2">SapientX, CTO<text:tab/></text:span><text:span text:style-name="T3">2019</text:span></text:p>
      <text:p text:style-name="P7">SapientX develops next generation Audio and Avatar based interfaces with Natural Language Processing. I managed and developed the back-end language processing systems, including coding the AI Natural Language Processing (NLU) system in ChatScript, and integrating off-the-shelf Automated Speech Recognition (ASR) and Text to Speech (TTS) systems. Displayed in-car demo at Comdex.</text:p>
      <text:p text:style-name="P4"/>
      <text:p text:style-name="P25">Photonic Sentry LLC, Technical Lead and Co-Founder<text:tab/>2016-2018</text:p>
      <text:p text:style-name="P7">Achieved 96% efficacy finding and killing mosquitoes with lasers over a range of 0 to 100 m in field trials with the USDA. Developed tracking system for targeting mosquitoes which used Machine Learning, and Image Processing AI techniques. Coded and managed coders using C++, Python, and Matlab.</text:p>
      <text:p text:style-name="P3"/>
      <text:p text:style-name="P6"><text:span text:style-name="T2">Intellectual Ventures Lab, Technical Lead<text:tab/></text:span><text:span text:style-name="T3">2012-2016</text:span></text:p>
      <text:p text:style-name="P10"><text:span text:style-name="T5">Researched new technologies for Bill Gates and Nathan Myhrvold. Author on article in Nature on our work: </text:span><text:a xlink:type="simple" xlink:href="https://www.nature.com/articles/srep20936" text:style-name="Internet_20_link" text:visited-style-name="Visited_20_Internet_20_Link"><text:span text:style-name="Internet_20_link"><text:span text:style-name="T5">https://www.nature.com/articles/srep20936</text:span></text:span></text:a><text:span text:style-name="T5">.</text:span></text:p>
      <text:p text:style-name="P11"/>
      <text:p text:style-name="P25">Sales pitch to A9 (Amazon search)<text:tab/>2012</text:p>
      <text:p text:style-name="P5">In 2 months, wrote a search utility using Amazon's own data that out-performed their search engine. Collaborated on design and implementation of prototype NLU based search. Worked with Bruce Wilcox using ChatScript. Wrote interface to crawl and utilize Amazon’s 3rd party API, displaying our own substitute webpage.</text:p>
      <text:list xml:id="list6694685278359540295" text:style-name="WW8Num6">
        <text:list-header>
          <text:p text:style-name="P17"/>
        </text:list-header>
      </text:list>
      <text:p text:style-name="P25"/>
      <text:p text:style-name="P26">Blue Origin LLC, Member of Technical Staff<text:tab/>2002-2012</text:p>
      <text:p text:style-name="P7">Designed an AI based spacecraft Vehicle Health Monitoring (VHM) and Response system that successfully detected a hardware failure in-flight and provided commands to land the vehicle for Jeff Bezos’ Blue Origin, which develops spacecraft for space tourism. The VHM software detects off-nominal behavior in real time and alters the mission accordingly. The VHM system used simulations running on-board in real-time compared to actual flight hardware to detect problems and provided commands to respond in case of anomalies. Designed and developed multiple sets of avionics software systems, which all flew successfully.</text:p>
      <text:p text:style-name="P3"/>
      <text:p text:style-name="P25">Disappearing Inc., Co-Founder, CEO<text:tab/>1996-2001</text:p>
      <text:p text:style-name="Standard">Developed the technology and started a company to make email that disappears after a set period of time. Raised $22MM. Grew to a staff of 72 people. Solved an “unsolvable problem.” (Author on US patents <text:span text:style-name="T2">US7246378B1</text:span>, <text:span text:style-name="T2">US7096355B1</text:span>).</text:p>
      <text:p text:style-name="MyHeaderText"/>
      <text:p text:style-name="MyHeaderText"><text:span text:style-name="T3">Worlds Inc., VP of Engineering, <text:tab/><text:tab/><text:tab/></text:span><text:tab/><text:tab/><text:tab/><text:tab/> <text:s text:c="10"/><text:span text:style-name="T3">1994-1996</text:span></text:p>
      <text:p text:style-name="MyHeaderText">Worlds Inc built 3D VR multiuser spaces that run over the Internet on PCs. </text:p>
      <text:p text:style-name="MyHeaderText">Clients included Steven Spielberg’s Starbright Foundation, IBM, Visa, and the US Army. </text:p>
      <text:p text:style-name="P8"/>
      <text:p text:style-name="P3">Knowledge Adventure, Multimedia Producer <text:tab/><text:tab/><text:tab/><text:tab/><text:tab/> <text:s text:c="10"/>1993-1995</text:p>
      <text:p text:style-name="P1">Co-produced award-winning (CES) educational CD ROM’s. <text:s/></text:p>
      <text:p text:style-name="P9"/>
      <text:p text:style-name="Standard"><text:span text:style-name="T2">NASA's Jet Propulsion Labs (JPL), Sr. Software Engineer</text:span> <text:tab/><text:tab/><text:tab/><text:tab/> <text:s text:c="10"/><text:span text:style-name="T3">1991-1994</text:span></text:p>
      <text:p text:style-name="MyHeaderText">JPL is a branch of NASA that specializes in unmanned exploration of the Earth and space. </text:p>
      <text:list xml:id="list5487693754750792009" text:style-name="L1">
        <text:list-item>
          <text:p text:style-name="P14">Won the JPL Achievement Award for 1994.</text:p>
        </text:list-item>
        <text:list-item>
          <text:p text:style-name="P14"><text:span text:style-name="T4">Lead engineer for AbNet Fault Tolerant Network system.</text:span> <text:s/>Led a team of 4 engineers to develop an ultra-fault tolerant network topology for use in power system distribution automation applications (US patent #<text:span text:style-name="T3"> 5,457,689</text:span>). <text:s/></text:p>
        </text:list-item>
      </text:list>
      <text:p text:style-name="P9"/>
      <text:p text:style-name="P12">Standards Efforts:</text:p>
      <text:list xml:id="list6867065370588767381" text:style-name="L2">
        <text:list-item>
          <text:p text:style-name="P15">Author on the W3C P3P specification, an early privacy specification for the Internet endorsed by Microsoft, AOL/Netscape, Al Gore, the World Wide Web Consortium and many others.</text:p>
        </text:list-item>
        <text:list-item>
          <text:p text:style-name="P15">Principal author of the Universal Avatars specification, a standard for exchanging identity information in 3D online user environments.</text:p>
        </text:list-item>
        <text:list-item>
          <text:p text:style-name="P15">Principal author of the Universal Worlds specification, a standard for exchanging location and other real-time data in 3D online user environments.</text:p>
        </text:list-item>
        <text:list-item>
          <text:p text:style-name="P15">Member of the Technical Advisory committee for the Living Worlds specification.</text:p>
        </text:list-item>
      </text:list>
      <text:list xml:id="list1462242862" text:continue-list="list6694685278359540295" text:style-name="WW8Num6">
        <text:list-header>
          <text:p text:style-name="P17"/>
        </text:list-header>
      </text:list>
      <text:p text:style-name="P2">Education:</text:p>
      <text:list xml:id="list8659637668005778425" text:style-name="L3">
        <text:list-item>
          <text:p text:style-name="P16">California Institute of Technology, BSc in physics and BSc in engineering.</text:p>
        </text:list-item>
        <text:list-item>
          <text:p text:style-name="P16">Continuing education to keep skills up-to-date in an evolving field:</text:p>
          <text:list>
            <text:list-item>
              <text:p text:style-name="P16">Yale University, graduate studies in physics and computer science</text:p>
            </text:list-item>
            <text:list-item>
              <text:p text:style-name="P16">University of California at Irvine, graduate studies in computer science and electrical engineering</text:p>
            </text:list-item>
            <text:list-item>
              <text:p text:style-name="P16">California Institute of Technology, continuing graduate studies in computer science</text:p>
            </text:list-item>
          </text:list>
        </text:list-item>
      </text:list>
      <text:p text:style-name="P20"/>
      <text:p text:style-name="P19"><text:span text:style-name="T2">Hobbies: </text:span><text:span text:style-name="T6">Fencing, Jiu-jitsu, Robotics</text:span></text:p>
      <text:list xml:id="list741675941" text:continue-list="list1462242862" text:style-name="WW8Num6">
        <text:list-header>
          <text:p text:style-name="P1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Text_20_body_20_indent" style:display-name="Text body indent" style:family="paragraph" style:parent-style-name="Standard" style:class="text">
      <style:paragraph-properties fo:margin-left="0in" fo:margin-right="0in" fo:text-align="justify" style:justify-single-word="false" fo:text-indent="0.5in" style:auto-text-indent="false"/>
      <style:text-properties style:font-name="Bookman Old Style" fo:font-size="12pt" style:font-size-asian="12pt" style:font-name-complex="Bookman Old Style"/>
    </style:style>
    <style:style style:name="Body_20_Text_20_Indent_20_3" style:display-name="Body Text Indent 3" style:family="paragraph" style:parent-style-name="Standard">
      <style:paragraph-properties fo:margin-left="0.5in" fo:margin-right="0in" fo:margin-top="0.028in" fo:margin-bottom="0in" fo:text-indent="-0.25in" style:auto-text-indent="false"/>
    </style:style>
    <style:style style:name="Balloon_20_Text" style:display-name="Balloon Text" style:family="paragraph" style:parent-style-name="Standard">
      <style:text-properties style:font-name="Segoe UI" fo:font-size="9pt" style:font-size-asian="9pt" style:font-name-complex="Segoe UI" style:font-size-complex="9pt"/>
    </style:style>
    <style:style style:name="MyBullet" style:family="paragraph" style:parent-style-name="Standard" style:list-style-name="WW8Num6">
      <style:paragraph-properties fo:margin-left="0.75in" fo:margin-right="0in" fo:margin-top="0.0835in" fo:margin-bottom="0in" fo:text-indent="0in" style:auto-text-indent="false">
        <style:tab-stops>
          <style:tab-stop style:position="0.75in"/>
        </style:tab-stops>
      </style:paragraph-properties>
    </style:style>
    <style:style style:name="MySubHeading" style:family="paragraph" style:parent-style-name="Standard">
      <style:paragraph-properties fo:margin-left="0.25in" fo:margin-right="0in" fo:text-indent="0in" style:auto-text-indent="false"/>
    </style:style>
    <style:style style:name="MyHeaderText" style:family="paragraph" style:parent-style-name="Text_20_body_20_indent">
      <style:paragraph-properties fo:margin-left="0in" fo:margin-right="0in" fo:text-align="start" style:justify-single-word="false" fo:text-indent="0in" style:auto-text-indent="false"/>
      <style:text-properties style:font-name="Times New Roman" fo:font-size="10pt" style:font-size-asian="10pt" style:font-name-complex="Times New Roman"/>
    </style:style>
    <style:style style:name="WW8Num1z0"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St1z0"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 style:font-size-complex="9pt"/>
    </style:style>
    <style:style style:name="Body_20_Text_20_Indent_20_Char" style:display-name="Body Text Indent Char" style:family="text">
      <style:text-properties style:font-name="Bookman Old Style" fo:font-size="12pt" style:font-size-asian="12pt" style:font-name-complex="Bookman Old Styl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clen Marvit</dc:title>
    <meta:initial-creator>maclen</meta:initial-creator>
    <meta:creation-date>2019-10-15T09:17:00</meta:creation-date>
    <dc:creator>Maclen Marvit</dc:creator>
    <dc:date>2023-07-23T15:38:27</dc:date>
    <meta:print-date>2023-07-22T08:20:59</meta:print-date>
    <meta:editing-cycles>19</meta:editing-cycles>
    <meta:editing-duration>PT11H13M22S</meta:editing-duration>
    <meta:generator>OpenOffice/4.1.6$Unix OpenOffice.org_project/416m1$Build-9790</meta:generator>
    <meta:printed-by>Maclen Marvit</meta:printed-by>
    <meta:document-statistic meta:table-count="0" meta:image-count="0" meta:object-count="0" meta:page-count="2" meta:paragraph-count="44" meta:word-count="865" meta:character-count="6107"/>
  </office:meta>
</office:document-meta>
</file>